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0077" officeooo:paragraph-rsid="00140077" style:font-weight-asian="bold" style:font-weight-complex="bold"/>
    </style:style>
    <style:style style:name="P2" style:family="paragraph" style:parent-style-name="Standard" style:list-style-name="L1">
      <style:text-properties style:font-name="Liberation Serif1" fo:font-weight="bold" officeooo:rsid="0014290c" officeooo:paragraph-rsid="0014290c" style:font-weight-asian="bold" style:font-weight-complex="bold"/>
    </style:style>
    <style:style style:name="P3" style:family="paragraph" style:parent-style-name="Standard">
      <style:text-properties style:font-name="Liberation Serif1" fo:font-weight="bold" officeooo:rsid="0014290c" officeooo:paragraph-rsid="0014290c" style:font-weight-asian="bold" style:font-weight-complex="bold"/>
    </style:style>
    <style:style style:name="P4" style:family="paragraph" style:parent-style-name="Standard">
      <style:text-properties style:font-name="Liberation Serif1" fo:font-weight="bold" officeooo:rsid="0014773d" officeooo:paragraph-rsid="0014773d" style:font-weight-asian="bold" style:font-weight-complex="bold"/>
    </style:style>
    <style:style style:name="P5" style:family="paragraph" style:parent-style-name="Standard" style:list-style-name="L2">
      <style:text-properties style:font-name="Liberation Serif1" fo:font-style="italic" fo:font-weight="bold" officeooo:rsid="0014773d" officeooo:paragraph-rsid="0014773d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Liberation Serif1" fo:font-style="italic" fo:font-weight="bold" officeooo:rsid="0014773d" officeooo:paragraph-rsid="0014773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140077" officeooo:paragraph-rsid="00140077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40077" officeooo:paragraph-rsid="00140077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4290c" officeooo:paragraph-rsid="0014290c" style:font-weight-asian="bold" style:font-weight-complex="bold"/>
    </style:style>
    <style:style style:name="P10" style:family="paragraph" style:parent-style-name="Header">
      <style:text-properties officeooo:rsid="0012dd13" officeooo:paragraph-rsid="0012dd1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ibuintes<text:span text:style-name="T1">:</text:span></text:p>
      <text:p text:style-name="P7"><text:span text:style-name="T1">RIPI, Art. 24. São obrigados ao pagamento do imposto como </text:span>contribuintes<text:span text:style-name="T1">:</text:span></text:p>
      <text:p text:style-name="P7"><text:span text:style-name="T1">I – o </text:span>importador<text:span text:style-name="T1">, em relação ao FG decorrente do </text:span><text:span text:style-name="T2">desembaraço aduaneiro</text:span><text:span text:style-name="T4"> de produto de procedência estrangeira;</text:span></text:p>
      <text:p text:style-name="P7"><text:span text:style-name="T4">II – o </text:span><text:span text:style-name="T3">industrial</text:span><text:span text:style-name="T4">, em relação ao FG decorrente da </text:span><text:span text:style-name="T2">saída de produto </text:span><text:span text:style-name="T4">que industrializar em seu estabelecimento, bem como quanto aos demais FG’s decorrentes de atos que praticar;</text:span></text:p>
      <text:p text:style-name="P7"><text:span text:style-name="T4">III – o estabelecimento </text:span><text:span text:style-name="T3">equiparado ao industrial</text:span><text:span text:style-name="T4">, quanto ao FG relativo aos produtos que dele saírem, bem como quanto aos demais FG’s decorrentes de atos que praticar;</text:span></text:p>
      <text:p text:style-name="P7"><text:span text:style-name="T4">IV – os que consumirem ou usarem em outra finalidade, ou remeterem a pessoas que não sejam empresas jornalísticas ou editoras, o papel destinado á impressão de livros, jornais e periódicos, quando alcançado pela imunidade prevista no inciso I do art. 18.</text:span></text:p>
      <text:p text:style-name="P7"><text:span text:style-name="T4"/></text:p>
      <text:p text:style-name="P8"><text:span text:style-name="T3">Princípio da autonomia dos estabelecimentos</text:span><text:span text:style-name="T4">:</text:span></text:p>
      <text:p text:style-name="P7"><text:span text:style-name="T4">Parágrafo único. Considera-se </text:span><text:span text:style-name="T3">contribuinte autônomo</text:span><text:span text:style-name="T4"> qualquer estabelecimento de importador, industrial ou comerciante, </text:span><text:span text:style-name="T3">em relação a cada FG que decorra de ato que praticar</text:span><text:span text:style-name="T4">.</text:span></text:p>
      <text:p text:style-name="P7"><text:span text:style-name="T4"/></text:p>
      <text:p text:style-name="P8"><text:span text:style-name="T4">Isso significa que os diversos estabelecimentos de uma mesma PJ são autônomos, possuindo domicílio fiscal próprio, e devendo cumprir obrigações acessórias independentemente dos demais.</text:span></text:p>
      <text:p text:style-name="P8"><text:span text:style-name="T4"/></text:p>
      <text:p text:style-name="P9"><text:span text:style-name="T4">STF: é </text:span><text:span text:style-name="T3">legítima</text:span><text:span text:style-name="T4"> a incidência do IPI na importação de automóveis por PF para uso próprio.</text:span></text:p>
      <text:p text:style-name="P9"><text:span text:style-name="T4"/></text:p>
      <text:p text:style-name="P9"><text:span text:style-name="T3">Atacadista</text:span><text:span text:style-name="T4">: estabelecimento que efetua vendas</text:span></text:p>
      <text:list xml:id="list619972125148500269" text:style-name="L1">
        <text:list-item>
          <text:p text:style-name="P2"><text:span text:style-name="T4">de </text:span><text:span text:style-name="T2">bens de produção</text:span><text:span text:style-name="T4">, exceto à particulares em quantidade que não exceda a normalmente destinada ao seu próprio uso;</text:span></text:p>
        </text:list-item>
        <text:list-item>
          <text:p text:style-name="P2"><text:span text:style-name="T4">de </text:span><text:span text:style-name="T2">bens de consumo</text:span><text:span text:style-name="T4">, em quantidade superior àquela normalmente destinada a uso próprio do adquirente; e</text:span></text:p>
        </text:list-item>
        <text:list-item>
          <text:p text:style-name="P2"><text:span text:style-name="T4">a revendedores.</text:span></text:p>
        </text:list-item>
      </text:list>
      <text:p text:style-name="P3"><text:span text:style-name="T4"/></text:p>
      <text:p text:style-name="P4"><text:span text:style-name="T3">Varejista</text:span><text:span text:style-name="T4">: estabelecimento que efetua vendas</text:span></text:p>
      <text:list xml:id="list2113075154254733341" text:style-name="L2">
        <text:list-item>
          <text:p text:style-name="P5"><text:span text:style-name="T1">diretas ao consumidor</text:span><text:span text:style-name="T4">, ainda que realize vendas por atacado esporadicamente, considerando-se esporádicas as vendas por atacado quando, </text:span><text:span text:style-name="T3">no mesmo semestre civil, seu valor não exceder 20%</text:span><text:span text:style-name="T4"> do total das vendas realizadas.</text:span></text:p>
        </text:list-item>
      </text:list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dd13" officeooo:paragraph-rsid="0012dd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IPI: contribuintes, responsáveis, estabelecimentos industriais e equiparados, domicíl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5:01:12.972217241</meta:creation-date>
    <dc:date>2018-02-21T15:33:38.751202323</dc:date>
    <meta:editing-duration>PT31M53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1" meta:paragraph-count="17" meta:word-count="283" meta:character-count="1919" meta:non-whitespace-character-count="1652"/>
  </office:meta>
</office:document-meta>
</file>